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IO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-116.53" calcext:value-type="float">
            <text:p>-116.53</text:p>
          </table:table-cell>
          <table:table-cell office:value-type="float" office:value="-55.553" calcext:value-type="float">
            <text:p>-55.553</text:p>
          </table:table-cell>
          <table:table-cell office:value-type="float" office:value="-101.34" calcext:value-type="float">
            <text:p>-101.34</text:p>
          </table:table-cell>
          <table:table-cell office:value-type="float" office:value="-181.69" calcext:value-type="float">
            <text:p>-181.69</text:p>
          </table:table-cell>
          <table:table-cell office:value-type="float" office:value="-436.54" calcext:value-type="float">
            <text:p>-436.54</text:p>
          </table:table-cell>
          <table:table-cell office:value-type="float" office:value="-707.77" calcext:value-type="float">
            <text:p>-707.77</text:p>
          </table:table-cell>
          <table:table-cell office:value-type="float" office:value="-1190.4" calcext:value-type="float">
            <text:p>-1190.4</text:p>
          </table:table-cell>
        </table:table-row>
        <table:table-row table:style-name="ro1">
          <table:table-cell table:number-columns-repeated="2"/>
          <table:table-cell office:value-type="float" office:value="-10719" calcext:value-type="float">
            <text:p>-10719</text:p>
          </table:table-cell>
          <table:table-cell office:value-type="float" office:value="-13198" calcext:value-type="float">
            <text:p>-13198</text:p>
          </table:table-cell>
          <table:table-cell office:value-type="float" office:value="-13480" calcext:value-type="float">
            <text:p>-13480</text:p>
          </table:table-cell>
          <table:table-cell office:value-type="float" office:value="-12320" calcext:value-type="float">
            <text:p>-12320</text:p>
          </table:table-cell>
          <table:table-cell office:value-type="float" office:value="-9001" calcext:value-type="float">
            <text:p>-9001</text:p>
          </table:table-cell>
          <table:table-cell office:value-type="float" office:value="-4471.9" calcext:value-type="float">
            <text:p>-4471.9</text:p>
          </table:table-cell>
          <table:table-cell office:value-type="float" office:value="2749.9" calcext:value-type="float">
            <text:p>2749.9</text:p>
          </table:table-cell>
        </table:table-row>
        <table:table-row table:style-name="ro1">
          <table:table-cell office:value-type="string" calcext:value-type="string">
            <text:p>symmetric closure amplitude</text:p>
          </table:table-cell>
          <table:table-cell/>
          <table:table-cell office:value-type="float" office:value="42.375" calcext:value-type="float">
            <text:p>42.375</text:p>
          </table:table-cell>
          <table:table-cell office:value-type="float" office:value="60.647" calcext:value-type="float">
            <text:p>60.647</text:p>
          </table:table-cell>
          <table:table-cell office:value-type="float" office:value="111.35" calcext:value-type="float">
            <text:p>111.35</text:p>
          </table:table-cell>
          <table:table-cell office:value-type="float" office:value="173.79" calcext:value-type="float">
            <text:p>173.79</text:p>
          </table:table-cell>
          <table:table-cell office:value-type="float" office:value="323.66" calcext:value-type="float">
            <text:p>323.66</text:p>
          </table:table-cell>
          <table:table-cell office:value-type="float" office:value="432.81" calcext:value-type="float">
            <text:p>432.81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1">
          <table:table-cell office:value-type="string" calcext:value-type="string">
            <text:p>antisymmetric closure amplitude</text:p>
          </table:table-cell>
          <table:table-cell/>
          <table:table-cell office:value-type="float" office:value="59.753" calcext:value-type="float">
            <text:p>59.753</text:p>
          </table:table-cell>
          <table:table-cell office:value-type="float" office:value="61.072" calcext:value-type="float">
            <text:p>61.072</text:p>
          </table:table-cell>
          <table:table-cell office:value-type="float" office:value="12.386" calcext:value-type="float">
            <text:p>12.386</text:p>
          </table:table-cell>
          <table:table-cell office:value-type="float" office:value="-96.664" calcext:value-type="float">
            <text:p>-96.664</text:p>
          </table:table-cell>
          <table:table-cell office:value-type="float" office:value="-410.08" calcext:value-type="float">
            <text:p>-410.08</text:p>
          </table:table-cell>
          <table:table-cell office:value-type="float" office:value="-435.51" calcext:value-type="float">
            <text:p>-435.51</text:p>
          </table:table-cell>
          <table:table-cell office:value-type="float" office:value="-1110.3" calcext:value-type="float">
            <text:p>-1110.3</text:p>
          </table:table-cell>
        </table:table-row>
        <table:table-row table:style-name="ro1">
          <table:table-cell office:value-type="string" calcext:value-type="string">
            <text:p>ring current amp</text:p>
          </table:table-cell>
          <table:table-cell/>
          <table:table-cell office:value-type="float" office:value="-11363" calcext:value-type="float">
            <text:p>-11363</text:p>
          </table:table-cell>
          <table:table-cell office:value-type="float" office:value="-16064" calcext:value-type="float">
            <text:p>-16064</text:p>
          </table:table-cell>
          <table:table-cell office:value-type="float" office:value="-24699" calcext:value-type="float">
            <text:p>-24699</text:p>
          </table:table-cell>
          <table:table-cell office:value-type="float" office:value="-39051" calcext:value-type="float">
            <text:p>-39051</text:p>
          </table:table-cell>
          <table:table-cell office:value-type="float" office:value="-50340" calcext:value-type="float">
            <text:p>-50340</text:p>
          </table:table-cell>
          <table:table-cell office:value-type="float" office:value="-60400" calcext:value-type="float">
            <text:p>-60400</text:p>
          </table:table-cell>
          <table:table-cell office:value-type="float" office:value="-77193" calcext:value-type="float">
            <text:p>-77193</text:p>
          </table:table-cell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float" office:value="1.7844" calcext:value-type="float">
            <text:p>1.7844</text:p>
          </table:table-cell>
          <table:table-cell office:value-type="float" office:value="2.2534" calcext:value-type="float">
            <text:p>2.2534</text:p>
          </table:table-cell>
          <table:table-cell office:value-type="float" office:value="2.6459" calcext:value-type="float">
            <text:p>2.6459</text:p>
          </table:table-cell>
          <table:table-cell office:value-type="float" office:value="3.2633" calcext:value-type="float">
            <text:p>3.2633</text:p>
          </table:table-cell>
          <table:table-cell office:value-type="float" office:value="3.9932" calcext:value-type="float">
            <text:p>3.9932</text:p>
          </table:table-cell>
          <table:table-cell office:value-type="float" office:value="4.6229" calcext:value-type="float">
            <text:p>4.6229</text:p>
          </table:table-cell>
          <table:table-cell office:value-type="float" office:value="7.6727" calcext:value-type="float">
            <text:p>7.6727</text:p>
          </table:table-cell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float" office:value="30.268" calcext:value-type="float">
            <text:p>30.268</text:p>
          </table:table-cell>
          <table:table-cell office:value-type="float" office:value="34.407" calcext:value-type="float">
            <text:p>34.407</text:p>
          </table:table-cell>
          <table:table-cell office:value-type="float" office:value="38.948" calcext:value-type="float">
            <text:p>38.948</text:p>
          </table:table-cell>
          <table:table-cell office:value-type="float" office:value="44.968" calcext:value-type="float">
            <text:p>44.968</text:p>
          </table:table-cell>
          <table:table-cell office:value-type="float" office:value="58.524" calcext:value-type="float">
            <text:p>58.524</text:p>
          </table:table-cell>
          <table:table-cell office:value-type="float" office:value="68.178" calcext:value-type="float">
            <text:p>68.178</text:p>
          </table:table-cell>
          <table:table-cell office:value-type="float" office:value="102.05" calcext:value-type="float">
            <text:p>102.05</text:p>
          </table:table-cell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table:style-name="ce1" office:value-type="float" office:value="-0.035372" calcext:value-type="float">
            <text:p>-3.54E-02</text:p>
          </table:table-cell>
          <table:table-cell table:style-name="ce1" office:value-type="float" office:value="-0.038887" calcext:value-type="float">
            <text:p>-3.89E-02</text:p>
          </table:table-cell>
          <table:table-cell table:style-name="ce1" office:value-type="float" office:value="-0.03408" calcext:value-type="float">
            <text:p>-3.41E-02</text:p>
          </table:table-cell>
          <table:table-cell table:style-name="ce1" office:value-type="float" office:value="-0.046377" calcext:value-type="float">
            <text:p>-4.64E-02</text:p>
          </table:table-cell>
          <table:table-cell table:style-name="ce1" office:value-type="float" office:value="-0.038519" calcext:value-type="float">
            <text:p>-3.85E-02</text:p>
          </table:table-cell>
          <table:table-cell table:style-name="ce1" office:value-type="float" office:value="-0.088245" calcext:value-type="float">
            <text:p>-8.82E-02</text:p>
          </table:table-cell>
          <table:table-cell table:style-name="ce1" office:value-type="float" office:value="-0.096015" calcext:value-type="float">
            <text:p>-9.60E-02</text:p>
          </table:table-cell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table:style-name="ce1" office:value-type="float" office:value="-0.066832" calcext:value-type="float">
            <text:p>-6.68E-02</text:p>
          </table:table-cell>
          <table:table-cell table:style-name="ce1" office:value-type="float" office:value="-0.094571" calcext:value-type="float">
            <text:p>-9.46E-02</text:p>
          </table:table-cell>
          <table:table-cell office:value-type="float" office:value="-0.12404" calcext:value-type="float">
            <text:p>-0.12404</text:p>
          </table:table-cell>
          <table:table-cell office:value-type="float" office:value="-0.16686" calcext:value-type="float">
            <text:p>-0.16686</text:p>
          </table:table-cell>
          <table:table-cell office:value-type="float" office:value="-0.26822" calcext:value-type="float">
            <text:p>-0.26822</text:p>
          </table:table-cell>
          <table:table-cell office:value-type="float" office:value="-0.21002" calcext:value-type="float">
            <text:p>-0.21002</text:p>
          </table:table-cell>
          <table:table-cell office:value-type="float" office:value="-0.74507" calcext:value-type="float">
            <text:p>-0.74507</text:p>
          </table:table-cell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table:style-name="ce1" office:value-type="float" office:value="0.016456" calcext:value-type="float">
            <text:p>1.65E-02</text:p>
          </table:table-cell>
          <table:table-cell table:style-name="ce1" office:value-type="float" office:value="0.027154" calcext:value-type="float">
            <text:p>2.72E-02</text:p>
          </table:table-cell>
          <table:table-cell table:style-name="ce1" office:value-type="float" office:value="0.029702" calcext:value-type="float">
            <text:p>2.97E-02</text:p>
          </table:table-cell>
          <table:table-cell office:value-type="float" office:value="0.048298" calcext:value-type="float">
            <text:p>0.048298</text:p>
          </table:table-cell>
          <table:table-cell table:style-name="ce1" office:value-type="float" office:value="0.074528" calcext:value-type="float">
            <text:p>7.45E-02</text:p>
          </table:table-cell>
          <table:table-cell office:value-type="float" office:value="0.11846" calcext:value-type="float">
            <text:p>0.11846</text:p>
          </table:table-cell>
          <table:table-cell office:value-type="float" office:value="0.11214" calcext:value-type="float">
            <text:p>0.11214</text:p>
          </table:table-cell>
        </table:table-row>
        <table:table-row table:style-name="ro1">
          <table:table-cell/>
          <table:table-cell office:value-type="string" calcext:value-type="string">
            <text:p>c11</text:p>
          </table:table-cell>
          <table:table-cell office:value-type="float" office:value="-1.3024" calcext:value-type="float">
            <text:p>-1.3024</text:p>
          </table:table-cell>
          <table:table-cell office:value-type="float" office:value="-1.3901" calcext:value-type="float">
            <text:p>-1.3901</text:p>
          </table:table-cell>
          <table:table-cell office:value-type="float" office:value="-1.4052" calcext:value-type="float">
            <text:p>-1.4052</text:p>
          </table:table-cell>
          <table:table-cell office:value-type="float" office:value="-1.5473" calcext:value-type="float">
            <text:p>-1.5473</text:p>
          </table:table-cell>
          <table:table-cell office:value-type="float" office:value="-1.4268" calcext:value-type="float">
            <text:p>-1.4268</text:p>
          </table:table-cell>
          <table:table-cell office:value-type="float" office:value="-2.6711" calcext:value-type="float">
            <text:p>-2.6711</text:p>
          </table:table-cell>
          <table:table-cell office:value-type="float" office:value="-1.3614" calcext:value-type="float">
            <text:p>-1.3614</text:p>
          </table:table-cell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table:style-name="ce1" office:value-type="float" office:value="0.0016529" calcext:value-type="float">
            <text:p>1.65E-03</text:p>
          </table:table-cell>
          <table:table-cell table:style-name="ce1" office:value-type="float" office:value="0.001346" calcext:value-type="float">
            <text:p>1.35E-03</text:p>
          </table:table-cell>
          <table:table-cell table:style-name="ce1" office:value-type="float" office:value="0.0012103" calcext:value-type="float">
            <text:p>1.21E-03</text:p>
          </table:table-cell>
          <table:table-cell table:style-name="ce1" office:value-type="float" office:value="0.0010277" calcext:value-type="float">
            <text:p>1.03E-03</text:p>
          </table:table-cell>
          <table:table-cell table:style-name="ce1" office:value-type="float" office:value="-0.0010985" calcext:value-type="float">
            <text:p>-1.10E-03</text:p>
          </table:table-cell>
          <table:table-cell table:style-name="ce1" office:value-type="float" office:value="0.0022305" calcext:value-type="float">
            <text:p>2.23E-03</text:p>
          </table:table-cell>
          <table:table-cell table:style-name="ce1" office:value-type="float" office:value="0.0015157" calcext:value-type="float">
            <text:p>1.52E-03</text:p>
          </table:table-cell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table:style-name="ce1" office:value-type="float" office:value="0.0020293" calcext:value-type="float">
            <text:p>2.03E-03</text:p>
          </table:table-cell>
          <table:table-cell table:style-name="ce1" office:value-type="float" office:value="0.0013238" calcext:value-type="float">
            <text:p>1.32E-03</text:p>
          </table:table-cell>
          <table:table-cell table:style-name="ce1" office:value-type="float" office:value="0.0016381" calcext:value-type="float">
            <text:p>1.64E-03</text:p>
          </table:table-cell>
          <table:table-cell table:style-name="ce1" office:value-type="float" office:value="0.0031632" calcext:value-type="float">
            <text:p>3.16E-03</text:p>
          </table:table-cell>
          <table:table-cell table:style-name="ce1" office:value-type="float" office:value="0.0096613" calcext:value-type="float">
            <text:p>9.66E-03</text:p>
          </table:table-cell>
          <table:table-cell table:style-name="ce1" office:value-type="float" office:value="0.01091" calcext:value-type="float">
            <text:p>1.09E-02</text:p>
          </table:table-cell>
          <table:table-cell table:style-name="ce1" office:value-type="float" office:value="0.022283" calcext:value-type="float">
            <text:p>2.23E-02</text:p>
          </table:table-cell>
        </table:table-row>
        <table:table-row table:style-name="ro1">
          <table:table-cell/>
          <table:table-cell office:value-type="string" calcext:value-type="string">
            <text:p>c14</text:p>
          </table:table-cell>
          <table:table-cell office:value-type="float" office:value="20.289" calcext:value-type="float">
            <text:p>20.289</text:p>
          </table:table-cell>
          <table:table-cell office:value-type="float" office:value="23.005" calcext:value-type="float">
            <text:p>23.005</text:p>
          </table:table-cell>
          <table:table-cell office:value-type="float" office:value="24.49" calcext:value-type="float">
            <text:p>24.49</text:p>
          </table:table-cell>
          <table:table-cell office:value-type="float" office:value="27.341" calcext:value-type="float">
            <text:p>27.341</text:p>
          </table:table-cell>
          <table:table-cell office:value-type="float" office:value="27.557" calcext:value-type="float">
            <text:p>27.557</text:p>
          </table:table-cell>
          <table:table-cell office:value-type="float" office:value="27.547" calcext:value-type="float">
            <text:p>27.547</text:p>
          </table:table-cell>
          <table:table-cell office:value-type="float" office:value="23.164" calcext:value-type="float">
            <text:p>23.164</text:p>
          </table:table-cell>
        </table:table-row>
        <table:table-row table:style-name="ro1">
          <table:table-cell/>
          <table:table-cell office:value-type="string" calcext:value-type="string">
            <text:p>c15</text:p>
          </table:table-cell>
          <table:table-cell table:style-name="ce1" office:value-type="float" office:value="-0.025203" calcext:value-type="float">
            <text:p>-2.52E-02</text:p>
          </table:table-cell>
          <table:table-cell table:style-name="ce1" office:value-type="float" office:value="-0.030565" calcext:value-type="float">
            <text:p>-3.06E-02</text:p>
          </table:table-cell>
          <table:table-cell table:style-name="ce1" office:value-type="float" office:value="-0.037705" calcext:value-type="float">
            <text:p>-3.77E-02</text:p>
          </table:table-cell>
          <table:table-cell table:style-name="ce1" office:value-type="float" office:value="-0.050655" calcext:value-type="float">
            <text:p>-5.07E-02</text:p>
          </table:table-cell>
          <table:table-cell table:style-name="ce1" office:value-type="float" office:value="-0.056522" calcext:value-type="float">
            <text:p>-5.65E-02</text:p>
          </table:table-cell>
          <table:table-cell table:style-name="ce1" office:value-type="float" office:value="-0.05408" calcext:value-type="float">
            <text:p>-5.41E-02</text:p>
          </table:table-cell>
          <table:table-cell table:style-name="ce1" office:value-type="float" office:value="-0.074146" calcext:value-type="float">
            <text:p>-7.41E-02</text:p>
          </table:table-cell>
        </table:table-row>
        <table:table-row table:style-name="ro1">
          <table:table-cell office:value-type="string" calcext:value-type="string">
            <text:p>not in paper</text:p>
          </table:table-cell>
          <table:table-cell/>
          <table:table-cell office:value-type="float" office:value="224.91" calcext:value-type="float">
            <text:p>224.91</text:p>
          </table:table-cell>
          <table:table-cell office:value-type="float" office:value="55.047" calcext:value-type="float">
            <text:p>55.047</text:p>
          </table:table-cell>
          <table:table-cell office:value-type="float" office:value="-298.32" calcext:value-type="float">
            <text:p>-298.32</text:p>
          </table:table-cell>
          <table:table-cell office:value-type="float" office:value="-514.1" calcext:value-type="float">
            <text:p>-514.1</text:p>
          </table:table-cell>
          <table:table-cell office:value-type="float" office:value="-867.03" calcext:value-type="float">
            <text:p>-867.03</text:p>
          </table:table-cell>
          <table:table-cell office:value-type="float" office:value="-424.23" calcext:value-type="float">
            <text:p>-424.23</text:p>
          </table:table-cell>
          <table:table-cell office:value-type="float" office:value="-2219.1" calcext:value-type="float">
            <text:p>-2219.1</text:p>
          </table:table-cell>
        </table:table-row>
        <table:table-row table:style-name="ro1">
          <table:table-cell office:value-type="string" calcext:value-type="string">
            <text:p>not in paper</text:p>
          </table:table-cell>
          <table:table-cell/>
          <table:table-cell office:value-type="float" office:value="-9234.8" calcext:value-type="float">
            <text:p>-9234.8</text:p>
          </table:table-cell>
          <table:table-cell office:value-type="float" office:value="-3875.7" calcext:value-type="float">
            <text:p>-3875.7</text:p>
          </table:table-cell>
          <table:table-cell office:value-type="float" office:value="4400.9" calcext:value-type="float">
            <text:p>4400.9</text:p>
          </table:table-cell>
          <table:table-cell office:value-type="float" office:value="12482" calcext:value-type="float">
            <text:p>12482</text:p>
          </table:table-cell>
          <table:table-cell office:value-type="float" office:value="20652" calcext:value-type="float">
            <text:p>20652</text:p>
          </table:table-cell>
          <table:table-cell office:value-type="float" office:value="1100.2" calcext:value-type="float">
            <text:p>1100.2</text:p>
          </table:table-cell>
          <table:table-cell office:value-type="float" office:value="48253" calcext:value-type="float">
            <text:p>48253</text:p>
          </table:table-cell>
        </table:table-row>
        <table:table-row table:style-name="ro1">
          <table:table-cell/>
          <table:table-cell office:value-type="string" calcext:value-type="string">
            <text:p>Delta x</text:p>
          </table:table-cell>
          <table:table-cell office:value-type="float" office:value="22.788" calcext:value-type="float">
            <text:p>22.788</text:p>
          </table:table-cell>
          <table:table-cell office:value-type="float" office:value="20.178" calcext:value-type="float">
            <text:p>20.178</text:p>
          </table:table-cell>
          <table:table-cell office:value-type="float" office:value="18.692" calcext:value-type="float">
            <text:p>18.692</text:p>
          </table:table-cell>
          <table:table-cell office:value-type="float" office:value="16.257" calcext:value-type="float">
            <text:p>16.257</text:p>
          </table:table-cell>
          <table:table-cell office:value-type="float" office:value="14.101" calcext:value-type="float">
            <text:p>14.101</text:p>
          </table:table-cell>
          <table:table-cell office:value-type="float" office:value="13.954" calcext:value-type="float">
            <text:p>13.954</text:p>
          </table:table-cell>
          <table:table-cell office:value-type="float" office:value="12.714" calcext:value-type="float">
            <text:p>12.714</text:p>
          </table:table-cell>
        </table:table-row>
        <table:table-row table:style-name="ro1">
          <table:table-cell/>
          <table:table-cell office:value-type="string" calcext:value-type="string">
            <text:p>a_RC</text:p>
          </table:table-cell>
          <table:table-cell office:value-type="float" office:value="7.8813" calcext:value-type="float">
            <text:p>7.8813</text:p>
          </table:table-cell>
          <table:table-cell office:value-type="float" office:value="7.9693" calcext:value-type="float">
            <text:p>7.9693</text:p>
          </table:table-cell>
          <table:table-cell office:value-type="float" office:value="7.9064" calcext:value-type="float">
            <text:p>7.9064</text:p>
          </table:table-cell>
          <table:table-cell office:value-type="float" office:value="8.5834" calcext:value-type="float">
            <text:p>8.5834</text:p>
          </table:table-cell>
          <table:table-cell office:value-type="float" office:value="8.3501" calcext:value-type="float">
            <text:p>8.3501</text:p>
          </table:table-cell>
          <table:table-cell office:value-type="float" office:value="7.5337" calcext:value-type="float">
            <text:p>7.5337</text:p>
          </table:table-cell>
          <table:table-cell office:value-type="float" office:value="7.6777" calcext:value-type="float">
            <text:p>7.6777</text:p>
          </table:table-cell>
        </table:table-row>
        <table:table-row table:style-name="ro1">
          <table:table-cell/>
          <table:table-cell office:value-type="string" calcext:value-type="string">
            <text:p>D_0</text:p>
          </table:table-cell>
          <table:table-cell office:value-type="float" office:value="1.8362" calcext:value-type="float">
            <text:p>1.8362</text:p>
          </table:table-cell>
          <table:table-cell office:value-type="float" office:value="1.4575" calcext:value-type="float">
            <text:p>1.4575</text:p>
          </table:table-cell>
          <table:table-cell office:value-type="float" office:value="1.3047" calcext:value-type="float">
            <text:p>1.3047</text:p>
          </table:table-cell>
          <table:table-cell office:value-type="float" office:value="1.0194" calcext:value-type="float">
            <text:p>1.0194</text:p>
          </table:table-cell>
          <table:table-cell office:value-type="float" office:value="0.72996" calcext:value-type="float">
            <text:p>0.72996</text:p>
          </table:table-cell>
          <table:table-cell office:value-type="float" office:value="0.89714" calcext:value-type="float">
            <text:p>0.89714</text:p>
          </table:table-cell>
          <table:table-cell office:value-type="float" office:value="0.57138" calcext:value-type="float">
            <text:p>0.57138</text:p>
          </table:table-cell>
        </table:table-row>
        <table:table-row table:style-name="ro1">
          <table:table-cell/>
          <table:table-cell office:value-type="string" calcext:value-type="string">
            <text:p>gamma_RC</text:p>
          </table:table-cell>
          <table:table-cell office:value-type="float" office:value="-0.27228" calcext:value-type="float">
            <text:p>-0.27228</text:p>
          </table:table-cell>
          <table:table-cell office:value-type="float" office:value="0.89471" calcext:value-type="float">
            <text:p>0.89471</text:p>
          </table:table-cell>
          <table:table-cell office:value-type="float" office:value="2.4541" calcext:value-type="float">
            <text:p>2.4541</text:p>
          </table:table-cell>
          <table:table-cell office:value-type="float" office:value="3.6148" calcext:value-type="float">
            <text:p>3.6148</text:p>
          </table:table-cell>
          <table:table-cell office:value-type="float" office:value="3.8149" calcext:value-type="float">
            <text:p>3.8149</text:p>
          </table:table-cell>
          <table:table-cell office:value-type="float" office:value="3.7813" calcext:value-type="float">
            <text:p>3.7813</text:p>
          </table:table-cell>
          <table:table-cell office:value-type="float" office:value="2.9633" calcext:value-type="float">
            <text:p>2.9633</text:p>
          </table:table-cell>
        </table:table-row>
        <table:table-row table:style-name="ro1">
          <table:table-cell/>
          <table:table-cell office:value-type="string" calcext:value-type="string">
            <text:p>R_c</text:p>
          </table:table-cell>
          <table:table-cell office:value-type="float" office:value="8.8184" calcext:value-type="float">
            <text:p>8.8184</text:p>
          </table:table-cell>
          <table:table-cell office:value-type="float" office:value="9.4039" calcext:value-type="float">
            <text:p>9.4039</text:p>
          </table:table-cell>
          <table:table-cell office:value-type="float" office:value="9.7012" calcext:value-type="float">
            <text:p>9.7012</text:p>
          </table:table-cell>
          <table:table-cell office:value-type="float" office:value="8.6042" calcext:value-type="float">
            <text:p>8.6042</text:p>
          </table:table-cell>
          <table:table-cell office:value-type="float" office:value="9.2908" calcext:value-type="float">
            <text:p>9.2908</text:p>
          </table:table-cell>
          <table:table-cell office:value-type="float" office:value="8.2945" calcext:value-type="float">
            <text:p>8.2945</text:p>
          </table:table-cell>
          <table:table-cell office:value-type="float" office:value="9.3909" calcext:value-type="float">
            <text:p>9.3909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2.8714" calcext:value-type="float">
            <text:p>2.8714</text:p>
          </table:table-cell>
          <table:table-cell office:value-type="float" office:value="3.5215" calcext:value-type="float">
            <text:p>3.5215</text:p>
          </table:table-cell>
          <table:table-cell office:value-type="float" office:value="7.1624" calcext:value-type="float">
            <text:p>7.1624</text:p>
          </table:table-cell>
          <table:table-cell office:value-type="float" office:value="5.5057" calcext:value-type="float">
            <text:p>5.5057</text:p>
          </table:table-cell>
          <table:table-cell office:value-type="float" office:value="6.4674" calcext:value-type="float">
            <text:p>6.4674</text:p>
          </table:table-cell>
          <table:table-cell office:value-type="float" office:value="5.174" calcext:value-type="float">
            <text:p>5.174</text:p>
          </table:table-cell>
          <table:table-cell office:value-type="float" office:value="9.7263" calcext:value-type="float">
            <text:p>9.7263</text:p>
          </table:table-cell>
        </table:table-row>
        <table:table-row table:style-name="ro1">
          <table:table-cell/>
          <table:table-cell office:value-type="string" calcext:value-type="string">
            <text:p>a_T</text:p>
          </table:table-cell>
          <table:table-cell office:value-type="float" office:value="14.468" calcext:value-type="float">
            <text:p>14.468</text:p>
          </table:table-cell>
          <table:table-cell office:value-type="float" office:value="14.474" calcext:value-type="float">
            <text:p>14.474</text:p>
          </table:table-cell>
          <table:table-cell office:value-type="float" office:value="14.288" calcext:value-type="float">
            <text:p>14.288</text:p>
          </table:table-cell>
          <table:table-cell office:value-type="float" office:value="13.778" calcext:value-type="float">
            <text:p>13.778</text:p>
          </table:table-cell>
          <table:table-cell office:value-type="float" office:value="13.729" calcext:value-type="float">
            <text:p>13.729</text:p>
          </table:table-cell>
          <table:table-cell office:value-type="float" office:value="14.213" calcext:value-type="float">
            <text:p>14.213</text:p>
          </table:table-cell>
          <table:table-cell office:value-type="float" office:value="11.123" calcext:value-type="float">
            <text:p>11.123</text:p>
          </table:table-cell>
        </table:table-row>
        <table:table-row table:style-name="ro1">
          <table:table-cell/>
          <table:table-cell office:value-type="string" calcext:value-type="string">
            <text:p>D_y</text:p>
          </table:table-cell>
          <table:table-cell office:value-type="float" office:value="32.177" calcext:value-type="float">
            <text:p>32.177</text:p>
          </table:table-cell>
          <table:table-cell office:value-type="float" office:value="36.555" calcext:value-type="float">
            <text:p>36.555</text:p>
          </table:table-cell>
          <table:table-cell office:value-type="float" office:value="33.822" calcext:value-type="float">
            <text:p>33.822</text:p>
          </table:table-cell>
          <table:table-cell office:value-type="float" office:value="32.373" calcext:value-type="float">
            <text:p>32.373</text:p>
          </table:table-cell>
          <table:table-cell office:value-type="float" office:value="28.353" calcext:value-type="float">
            <text:p>28.353</text:p>
          </table:table-cell>
          <table:table-cell office:value-type="float" office:value="25.237" calcext:value-type="float">
            <text:p>25.237</text:p>
          </table:table-cell>
          <table:table-cell office:value-type="float" office:value="21.558" calcext:value-type="float">
            <text:p>21.558</text:p>
          </table:table-cell>
        </table:table-row>
        <table:table-row table:style-name="ro1">
          <table:table-cell office:value-type="string" calcext:value-type="string">
            <text:p>(not in table)</text:p>
          </table:table-cell>
          <table:table-cell office:value-type="string" calcext:value-type="string">
            <text:p>delta</text:p>
          </table:table-cell>
          <table:table-cell table:number-columns-repeated="7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Not used, not in table</text:p>
          </table:table-cell>
          <table:table-cell office:value-type="string" calcext:value-type="string">
            <text:p>Q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0</text:p>
          </table:table-cell>
          <table:table-cell office:value-type="float" office:value="7.0459" calcext:value-type="float">
            <text:p>7.0459</text:p>
          </table:table-cell>
          <table:table-cell office:value-type="float" office:value="7.0787" calcext:value-type="float">
            <text:p>7.0787</text:p>
          </table:table-cell>
          <table:table-cell office:value-type="float" office:value="6.7442" calcext:value-type="float">
            <text:p>6.7442</text:p>
          </table:table-cell>
          <table:table-cell office:value-type="float" office:value="7.3195" calcext:value-type="float">
            <text:p>7.3195</text:p>
          </table:table-cell>
          <table:table-cell office:value-type="float" office:value="7.4237" calcext:value-type="float">
            <text:p>7.4237</text:p>
          </table:table-cell>
          <table:table-cell office:value-type="float" office:value="7.0037" calcext:value-type="float">
            <text:p>7.0037</text:p>
          </table:table-cell>
          <table:table-cell office:value-type="float" office:value="4.4518" calcext:value-type="float">
            <text:p>4.4518</text:p>
          </table:table-cell>
        </table:table-row>
        <table:table-row table:style-name="ro1">
          <table:table-cell office:value-type="string" calcext:value-type="string">
            <text:p>(not in table)</text:p>
          </table:table-cell>
          <table:table-cell office:value-type="string" calcext:value-type="string">
            <text:p>gamma_T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not in table)</text:p>
          </table:table-cell>
          <table:table-cell office:value-type="string" calcext:value-type="string">
            <text:p>D_yc</text:p>
          </table:table-cell>
          <table:table-cell table:number-columns-repeated="7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3:08:05.957054229</meta:creation-date>
    <dc:date>2023-01-10T00:00:25.952732644</dc:date>
    <meta:editing-duration>PT42M8S</meta:editing-duration>
    <meta:editing-cycles>6</meta:editing-cycles>
    <meta:generator>LibreOffice/7.3.7.2$Linux_X86_64 LibreOffice_project/30$Build-2</meta:generator>
    <meta:document-statistic meta:table-count="1" meta:cell-count="258" meta:object-count="0"/>
  </office:meta>
</office:document-meta>
</file>